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lano de Campanha: Geração de 5.000 Leads Qualificados via Conteúdo Educativo</text:span></text:p>
      <text:p text:style-name="Horizontal_20_Line"/>
      <text:h text:style-name="Heading_20_3" text:outline-level="3">1. Resumo</text:h>
      <text:p text:style-name="Text_20_body">Objetivo: Gerar 5.000 leads qualificados entre profissionais de marketing e tecnologia B2B através de conteúdo educativo, utilizando um tom confiante para fortalecer autoridade.<text:line-break/>Orçamento: R$ 100.000<text:line-break/>Canais principais: LinkedIn, Blog/SEO, Podcasts, Parcerias com plataformas SaaS e newsletter quinzenal.<text:line-break/>KPIs principais: Leads captados, downloads de materiais, CTR, taxa de inscrição em webinars.<text:line-break/>Datas-chave:</text:p>
      <text:list xml:id="list2062213806" text:style-name="L1">
        <text:list-item>
          <text:p text:style-name="P2">Pré-campanha: 15/05/2026</text:p>
        </text:list-item>
        <text:list-item>
          <text:p text:style-name="P2">Lançamento oficial: 01/06/2026</text:p>
        </text:list-item>
        <text:list-item>
          <text:p text:style-name="P1">Duração da campanha: 3 meses (Junho a Agosto)</text:p>
        </text:list-item>
      </text:list>
      <text:p text:style-name="Horizontal_20_Line"/>
      <text:h text:style-name="Heading_20_3" text:outline-level="3">2. Timeline</text:h>
      <text:p text:style-name="Text_20_body">| Data | Atividade | Descrição | |-----------------|----------------------------------------------------|-------------------------------------------------------| | 01-10/05/2026 | Planejamento detalhado e produção de conteúdo | Criação de e-books, posts, roteiros para podcast e landing pages | | 11-15/05/2026 | Parcerias + ajustes pré-campanha | Formalização das parcerias SaaS e planejamento conjunto, finalização da newsletter | | 15/05/2026 | Início da pré-campanha | Divulgação teaser via LinkedIn e newsletter, chamada para webinars exclusivos | | 01/06/2026 | Lançamento oficial da campanha | Ativação simultânea dos canais (blog, redes sociais, podcasts) | | Junho-Agosto | Desenvolvimentos contínuos, webinars quinzenais | Publicação constante de conteúdo, realização de webinars a cada duas semanas, monitoramento dos KPIs | | Final Agosto | Avaliação de resultados e otimizações finais | Análise dos KPIs, ajustes para maximizar resultados |</text:p>
      <text:p text:style-name="Horizontal_20_Line"/>
      <text:h text:style-name="Heading_20_3" text:outline-level="3">3. Canais</text:h>
      <text:p text:style-name="Text_20_body"><text:span text:style-name="Strong_20_Emphasis">a) LinkedIn</text:span></text:p>
      <text:list xml:id="list797896097" text:style-name="L2">
        <text:list-item>
          <text:p text:style-name="P4">Postagens orgânicas e patrocinadas com foco em conteúdo educativo e chamadas para ação (e-books, webinars).</text:p>
        </text:list-item>
        <text:list-item>
          <text:p text:style-name="P3">Grupos relevantes e mensagem direta patrocinada para segmentação B2B.<text:line-break/><text:span text:style-name="Strong_20_Emphasis">Métricas:</text:span> CTR, número de leads via formulários LinkedIn, engajamento dos posts.</text:p>
        </text:list-item>
      </text:list>
      <text:p text:style-name="Text_20_body"><text:span text:style-name="Strong_20_Emphasis">b) Blog / SEO</text:span></text:p>
      <text:list xml:id="list1617633684" text:style-name="L3">
        <text:list-item>
          <text:p text:style-name="P6">Publicação semanal de artigos otimizados para SEO sobre marketing e tecnologia B2B.</text:p>
        </text:list-item>
        <text:list-item>
          <text:p text:style-name="P5">Geração de leads por meio de formulários para download de materiais educativos.<text:line-break/><text:span text:style-name="Strong_20_Emphasis">Métricas:</text:span> tráfego orgânico, taxa de conversão do blog para leads, downloads.</text:p>
        </text:list-item>
      </text:list>
      <text:p text:style-name="Text_20_body"><text:span text:style-name="Strong_20_Emphasis">c) Podcasts</text:span></text:p>
      <text:list xml:id="list3135089943" text:style-name="L4">
        <text:list-item>
          <text:p text:style-name="P8"><text:soft-page-break/>Produção de uma série mensal com temas avançados do setor, convidados de destaque.</text:p>
        </text:list-item>
        <text:list-item>
          <text:p text:style-name="P7">Call to action para cadastro em listas exclusivas e webinars.<text:line-break/><text:span text:style-name="Strong_20_Emphasis">Métricas:</text:span> número de inscritos no podcast, inscrições nos webinars originadas do podcast.</text:p>
        </text:list-item>
      </text:list>
      <text:p text:style-name="Text_20_body"><text:span text:style-name="Strong_20_Emphasis">d) Parcerias com plataformas SaaS</text:span></text:p>
      <text:list xml:id="list2098981237" text:style-name="L5">
        <text:list-item>
          <text:p text:style-name="P10">Co-criação de conteúdos e webinars, divulgação cruzada nas bases de leads das plataformas.</text:p>
        </text:list-item>
        <text:list-item>
          <text:p text:style-name="P9">Oferta de benefícios exclusivos para leads captados via parceiros.<text:line-break/><text:span text:style-name="Strong_20_Emphasis">Métricas:</text:span> leads gerados via parceiros, inscrições em webinars provenientes destas parcerias.</text:p>
        </text:list-item>
      </text:list>
      <text:p text:style-name="Text_20_body"><text:span text:style-name="Strong_20_Emphasis">e) Newsletter quinzenal</text:span></text:p>
      <text:list xml:id="list23925098" text:style-name="L6">
        <text:list-item>
          <text:p text:style-name="P12">Conteúdo educativo exclusivo, links para blogs, podcasts, convites para webinars e promoções dos materiais.</text:p>
        </text:list-item>
        <text:list-item>
          <text:p text:style-name="P11">Segmentação para profissionais de marketing e tecnologia em base própria e parceira.<text:line-break/><text:span text:style-name="Strong_20_Emphasis">Métricas:</text:span> taxa de abertura, CTR, leads gerados via clique.</text:p>
        </text:list-item>
      </text:list>
      <text:p text:style-name="Horizontal_20_Line"/>
      <text:h text:style-name="Heading_20_3" text:outline-level="3">4. Conteúdos-chave</text:h>
      <text:list xml:id="list2552951664" text:style-name="L7">
        <text:list-item>
          <text:p text:style-name="P14"><text:span text:style-name="Strong_20_Emphasis">E-books/Guias:</text:span> Top 5 tendências em marketing e tecnologia B2B, Guias práticos para automação e análise de dados.</text:p>
        </text:list-item>
        <text:list-item>
          <text:p text:style-name="P14"><text:span text:style-name="Strong_20_Emphasis">Artigos de Blog:</text:span> Como otimizar campanhas B2B, integrações entre SaaS essenciais para tech marketing, cases de sucesso.</text:p>
        </text:list-item>
        <text:list-item>
          <text:p text:style-name="P14"><text:span text:style-name="Strong_20_Emphasis">Webinars quinzenais:</text:span> Temas variados com especialistas, Q&amp;A, foco em educação prática.</text:p>
        </text:list-item>
        <text:list-item>
          <text:p text:style-name="P14"><text:span text:style-name="Strong_20_Emphasis">Podcast:</text:span> Conversas com líderes de marketing e tecnologia, debates de tendências e ferramentas.</text:p>
        </text:list-item>
        <text:list-item>
          <text:p text:style-name="P13"><text:span text:style-name="Strong_20_Emphasis">Materiais para download:</text:span> Checklists, whitepapers, templates para execução de campanhas.</text:p>
        </text:list-item>
      </text:list>
      <text:p text:style-name="Horizontal_20_Line"/>
      <text:h text:style-name="Heading_20_3" text:outline-level="3">5. Próximos passos</text:h>
      <text:list xml:id="list2191040875" text:style-name="L8">
        <text:list-item>
          <text:p text:style-name="P16"><text:span text:style-name="Strong_20_Emphasis">Confirmar equipes e fornecedores</text:span> para produção de conteúdo e gestão dos canais.</text:p>
        </text:list-item>
        <text:list-item>
          <text:p text:style-name="P16"><text:span text:style-name="Strong_20_Emphasis">Formalizar parcerias SaaS</text:span>, definir calendário conjunto e acordos comerciais.</text:p>
        </text:list-item>
        <text:list-item>
          <text:p text:style-name="P16"><text:span text:style-name="Strong_20_Emphasis">Desenvolver e aprovar materiais iniciais</text:span> (posts, e-books, scripts).</text:p>
        </text:list-item>
        <text:list-item>
          <text:p text:style-name="P16"><text:span text:style-name="Strong_20_Emphasis">Configurar infra de captação de leads</text:span>: landing pages, formulários, automação.</text:p>
        </text:list-item>
        <text:list-item>
          <text:p text:style-name="P16"><text:span text:style-name="Strong_20_Emphasis">Planejar calendário da newsletter quinzenal</text:span> e alinhá-la com demais conteúdos.</text:p>
        </text:list-item>
        <text:list-item>
          <text:p text:style-name="P15"><text:span text:style-name="Strong_20_Emphasis">Definir KPIs semanais e ferramentas de monitoramento</text:span>, preparar relatórios de acompanhamento.</text:p>
        </text:list-item>
      </text:list>
      <text:p text:style-name="Horizontal_20_Line"/>
      <text:p text:style-name="Text_20_body">Este plano conduz a uma campanha consistente, com foco educacional, que valoriza a geração de leads altamente qualificados visando fortalecer a marca e construir relacionamento junto ao público B2B de marketing e tecnologia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3T10:04:23.197000000</meta:creation-date>
    <dc:date>2025-11-03T10:04:38.001000000</dc:date>
    <meta:editing-duration>PT14S</meta:editing-duration>
    <meta:editing-cycles>1</meta:editing-cycles>
    <meta:document-statistic meta:table-count="0" meta:image-count="0" meta:object-count="0" meta:page-count="2" meta:paragraph-count="38" meta:word-count="589" meta:character-count="4138" meta:non-whitespace-character-count="3614"/>
    <meta:generator>LibreOffice/7.3.2.2$Windows_X86_64 LibreOffice_project/49f2b1bff42cfccbd8f788c8dc32c1c309559be0</meta:generator>
  </office:meta>
</office:document-meta>
</file>